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86f5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4dfd4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68c47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f57a0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paragraph-rsid="002152bf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4dfd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68c4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f57a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2152b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Liberation Serif" fo:font-size="12pt" fo:letter-spacing="normal" fo:font-style="normal" fo:font-weight="normal" officeooo:rsid="0012722b" officeooo:paragraph-rsid="0012722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2152bf" officeooo:paragraph-rsid="002152bf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2pt" fo:font-style="italic" fo:font-weight="bold" officeooo:rsid="0018adb1" officeooo:paragraph-rsid="00255c91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Liberation Serif" fo:font-size="12pt" fo:font-style="italic" fo:font-weight="normal" officeooo:rsid="0018adb1" officeooo:paragraph-rsid="00255c9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26d8d5"/>
    </style:style>
    <style:style style:name="P20" style:family="paragraph" style:parent-style-name="Standard">
      <style:paragraph-properties fo:text-align="justify" style:justify-single-word="false"/>
      <style:text-properties style:font-name="Liberation Serif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paragraph-rsid="002a7861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3099ed" officeooo:paragraph-rsid="003099ed"/>
    </style:style>
    <style:style style:name="P23" style:family="paragraph" style:parent-style-name="Standard">
      <style:paragraph-properties fo:text-align="end" style:justify-single-word="false"/>
      <style:text-properties fo:font-size="12pt" fo:font-style="italic" officeooo:rsid="0018adb1" officeooo:paragraph-rsid="00255c91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justify" style:justify-single-word="false"/>
      <style:text-properties officeooo:rsid="002c6720" officeooo:paragraph-rsid="002c6720"/>
    </style:style>
    <style:style style:name="P25" style:family="paragraph" style:parent-style-name="Standard">
      <style:paragraph-properties fo:text-align="center" style:justify-single-word="false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officeooo:rsid="000e7d66"/>
    </style:style>
    <style:style style:name="T8" style:family="text">
      <style:text-properties officeooo:rsid="0012722b"/>
    </style:style>
    <style:style style:name="T9" style:family="text">
      <style:text-properties officeooo:rsid="001f57a0"/>
    </style:style>
    <style:style style:name="T10" style:family="text">
      <style:text-properties officeooo:rsid="0026d8d5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8d228"/>
    </style:style>
    <style:style style:name="T13" style:family="text">
      <style:text-properties officeooo:rsid="0028d228"/>
    </style:style>
    <style:style style:name="T14" style:family="text">
      <style:text-properties officeooo:rsid="002a7861"/>
    </style:style>
    <style:style style:name="T15" style:family="text">
      <style:text-properties officeooo:rsid="002c4501"/>
    </style:style>
    <style:style style:name="T16" style:family="text">
      <style:text-properties officeooo:rsid="002cdc6e"/>
    </style:style>
    <style:style style:name="T17" style:family="text">
      <style:text-properties officeooo:rsid="00315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9: Criptografía</text:p>
      <text:p text:style-name="P23">Alumno: Juan Cruz Mateos</text:p>
      <text:p text:style-name="P18">Mat. 15134</text:p>
      <text:p text:style-name="P17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0">encriptado</text:span><text:span text:style-name="T1"> = Frpr Shc hq ho Djxd</text:span></text:p>
      <text:p text:style-name="P1"/>
      <text:p text:style-name="P1">b) En Cesar salto 20.</text:p>
      <text:p text:style-name="P1"><text:tab/></text:p>
      <text:p text:style-name="P19"><text:tab/><text:span text:style-name="T10">encriptado</text:span><text:span text:style-name="T1">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9"><text:tab/><text:span text:style-name="T10">encriptado</text:span><text:span text:style-name="T1"> = frpr shc hq ho djxd</text:span></text:p>
      <text:p text:style-name="P1"/>
      <text:p text:style-name="P1">b) Con vigénere, palabra clave: "ventilado".</text:p>
      <text:p text:style-name="P1"><text:tab/></text:p>
      <text:p text:style-name="P19"><text:tab/><text:span text:style-name="T10">encriptado</text:span><text:span text:style-name="T1">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7">resuelvo en </text:span><text:span text:style-name="T4">vigenere.py</text:span></text:p>
      <text:p text:style-name="P1"/>
      <text:p text:style-name="P1"/>
      <text:p text:style-name="P1">4) Trabajo en equipo. Uno encripta y otro desencripta. Encriptar y desencriptar la siguiente frase:</text:p>
      <text:p text:style-name="P9"><text:tab/>“El cifrado César, es una de las técnicas más simples; consiste en reemplazar cada letra por otra que se encuentra un número fijo de posiciones más adelante.”</text:p>
      <text:p text:style-name="P1">Aplicar:</text:p>
      <text:p text:style-name="P1"/>
      <text:p text:style-name="P1">a) Cesar salto 10.</text:p>
      <text:p text:style-name="P1"/>
      <text:p text:style-name="P2"><text:tab/><text:span text:style-name="T6">Encriptado (Noelia Echeverría) </text:span><text:span text:style-name="T8">= </text:span></text:p>
      <text:p text:style-name="P15">Ñu mroBkny MdCkBh ñC Ewk nñ ukC DdmwrmkC vcC CrvzuñCi mywCrCDñ ñw BññvzukJkB mknk uñDBk zyB yDBk AEñ Cñ ñwmEñwDBk Ew wgvñBy orsy nñ zyCrmrywñC vcC knñukwDñj</text:p>
      <text:p text:style-name="P15"/>
      <text:p text:style-name="P1"><text:tab/><text:span text:style-name="T5"> </text:span><text:span text:style-name="T6"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b) Cesar salto 5 palabra clave “SeCReTo”.</text:p>
      <text:p text:style-name="P1"><text:soft-page-break/></text:p>
      <text:p text:style-name="P3"><text:span text:style-name="T6"><text:tab/>Encriptado (Noelia Echeverría) </text:span><text:span text:style-name="T8">= </text:span></text:p>
      <text:p text:style-name="P10">va ,RSió;f tWjóiá .j lcó ;. aój kW,cR,ój bVj jRbga.jé ,fcjRjk. .c i..bgaóqói ,ó;ó a.kió gfi fkió hl. j. .c,l.ckió lc cZb.if SRTf ;. gfjR,Rfc.j bVj ó;.aóck.í</text:p>
      <text:p text:style-name="P1"/>
      <text:p text:style-name="P3"><text:span text:style-name="T6"><text:tab/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c) Vigénere, palabra clave: "Ventilado".</text:p>
      <text:p text:style-name="P1"/>
      <text:p text:style-name="P4"><text:span text:style-name="T6"><text:tab/>Encriptado (Noelia Echeverría) </text:span><text:span text:style-name="T8">= </text:span></text:p>
      <text:p text:style-name="P11">ro oBnCagD p,Ftzi ev Jae px sls wiXquviD móH gmyJsosb qcqFBAEe hB fiqFxvaCof gnwi vewGV tBL wErd Fii Fx mxcxsaxEt Cx n.AZvB ypto gs dsFBksopsg pfM iñeñoaxqs</text:p>
      <text:p text:style-name="P4"/>
      <text:p text:style-name="P4"><text:span text:style-name="T6"><text:tab/>Desencriptado (Juan Cruz Mateos)</text:span><text:span text:style-name="T8"> = </text:span></text:p>
      <text:p text:style-name="P4">El cifrado César, es una de las técnicas más simples; consiste en reemplazar cada letra por otra que se encuentra un número fijo de posiciones más adelante.</text:p>
      <text:p text:style-name="P1"/>
      <text:p text:style-name="P1">d) El cuadrado de Polibio.</text:p>
      <text:p text:style-name="P1"/>
      <text:p text:style-name="P5"><text:span text:style-name="T6"><text:tab/>Encriptado (Noelia Echeverría) </text:span><text:span text:style-name="T8">= </text:span></text:p>
      <text:p text:style-name="P12">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</text:p>
      <text:p text:style-name="P5"/>
      <text:p text:style-name="P5"><text:span text:style-name="T6"><text:tab/>Desencriptado (Juan Cruz Mateos)</text:span><text:span text:style-name="T8"> = </text:span></text:p>
      <text:p text:style-name="P5">El cifrado César, es una de las técnicas más simples; consiste en reemplazar cada letra por otra que se encuentra un número fijo de posiciones más adelante.</text:p>
      <text:p text:style-name="P1"/>
      <text:p text:style-name="P1">e) Método de los Confederados. <text:s/><text:span text:style-name="T9">Clave = "NoTenemosClave"</text:span></text:p>
      <text:p text:style-name="P1"/>
      <text:p text:style-name="P6"><text:span text:style-name="T6"><text:tab/>Encriptado (Noelia Echeverría) </text:span><text:span text:style-name="T8">= </text:span></text:p>
      <text:p text:style-name="P13">kA WnswnsI ,ftwwL tf zAf pt EDE upháxWfG qfI MLxqHj;ñ WtAxuINH pñ ÑjRBcpñEnH vDob Hj.HU uCw BJLD CvA xR t.hIjzJLD Gñ JbZtet snvE wH BpOnPxbrrx yiM DofHfáJYe</text:p>
      <text:p text:style-name="P6"/>
      <text:p text:style-name="P6"><text:span text:style-name="T6"><text:tab/>Desencriptado (Juan Cruz Mateos)</text:span><text:span text:style-name="T8"> = </text:span></text:p>
      <text:p text:style-name="P6">El cifrado César, es una de las técnicas más simples; consiste en reemplazar cada letra por otra que se encuentra un número fijo de posiciones más adelante.</text:p>
      <text:p text:style-name="P1"/>
      <text:p text:style-name="P7">f) Transposición. </text:p>
      <text:p text:style-name="P7"/>
      <text:p text:style-name="P16"><text:tab/>Transposición = 5, 2, 1, 3, 4</text:p>
      <text:p text:style-name="P7"/>
      <text:p text:style-name="P7"><text:tab/><text:span text:style-name="T6">Encriptado (Noelia Echeverría) </text:span><text:span text:style-name="T8">= </text:span></text:p>
      <text:p text:style-name="P14">ilE corfadaC éss,r e u naaed lc stésinca m áslismpcse; snosinet emr eealpazd rcat aleoar pr rote aques e ncnueurta m nnúfreo djio s eponciioáse me sadealnt.</text:p>
      <text:p text:style-name="P7"/>
      <text:p text:style-name="P7"><text:span text:style-name="T6"><text:tab/>Desencriptado (Juan Cruz Mateos)</text:span><text:span text:style-name="T8"> = </text:span></text:p>
      <text:p text:style-name="P7">El cifrado César, es una de las técnicas más simples; consiste en reemplazar cada letra por otra que se encuentra un número fijo de posiciones más adelante.</text:p>
      <text:p text:style-name="P1"><text:soft-page-break/></text:p>
      <text:p text:style-name="P1">5) Trabajando en equipo. </text:p>
      <text:p text:style-name="P1"/>
      <text:p text:style-name="P1">a) Generar con PGP las claves.</text:p>
      <text:p text:style-name="P25"><text:span text:style-name="T12">gpg --gen-key </text:span></text:p>
      <text:p text:style-name="P24"><text:span text:style-name="T12">C</text:span><text:span text:style-name="T11">lave publica generada:</text:span></text:p>
      <text:p text:style-name="P24"><text:span text:style-name="T11">-----BEGIN PGP PUBLIC KEY BLOCK-----</text:span></text:p>
      <text:p text:style-name="P24"><text:span text:style-name="T11"/></text:p>
      <text:p text:style-name="P24"><text:span text:style-name="T11">mQGNBGGnq6wBDACu3C5rvJVlIEifdAoERz4QN7o9fHJa93Wg8ChNrmO5SHZMUW8F</text:span></text:p>
      <text:p text:style-name="P24"><text:span text:style-name="T11">UfY9Kw/UCJwnhebgSH/XMNPqP+5iUwVA8/Wk7Yc5VGcMNpAwNNdY7PQbb21/BEJX</text:span></text:p>
      <text:p text:style-name="P24"><text:span text:style-name="T11">SgFbXtykoGr5X7la/sjX5UbjgH+OVqOpn/Z9E0mUJ4xFkNShrkZJIjcAOUjMkBn3</text:span></text:p>
      <text:p text:style-name="P24"><text:span text:style-name="T11">NeXWg79Y+29+D3vAJ0Sjxaii7LpK15y1IaJasBGz633GF8Z3DFkgUE31BqTdTnGh</text:span></text:p>
      <text:p text:style-name="P24"><text:span text:style-name="T11">86vEk/alaX+SkxO03nmQEHJ1yDoyDdflltEJT9J/IhMhKMwXAi/SFIELWlDatsel</text:span></text:p>
      <text:p text:style-name="P24"><text:span text:style-name="T11">6hP0rlZkQFOAnJGMznVwzBpu6p8C03DMiyj8O3mJg8VLj7wMPihUFIR8n7AQzT3r</text:span></text:p>
      <text:p text:style-name="P24"><text:span text:style-name="T11">ReaswqYTmZKQScfi7OCl6rrJxuuAWGuyYIaePqu6b1Vcl0Rbb3opt9RauaNSA4FG</text:span></text:p>
      <text:p text:style-name="P24"><text:span text:style-name="T11">SyfIeVF7V8J0S/406Mrh8EPiKDtyIbi/xanSGlC4icCRpUyGXmvDsqVtavMS+cp7</text:span></text:p>
      <text:p text:style-name="P24"><text:span text:style-name="T11">5j9zh1qqga7ClgkAEQEAAbQlSnVhbiBDcnV6IE1hdGVvcyA8anVhbmN6bXRAZ21h</text:span></text:p>
      <text:p text:style-name="P24"><text:span text:style-name="T11">aWwuY29tPokB1AQTAQoAPhYhBOlVFBfTu2OeWM6YVxc2qcuBk/18BQJhp6usAhsD</text:span></text:p>
      <text:p text:style-name="P24"><text:span text:style-name="T11">BQkDwmcABQsJCAcCBhUKCQgLAgQWAgMBAh4BAheAAAoJEBc2qcuBk/18GpgMAIqe</text:span></text:p>
      <text:p text:style-name="P24"><text:span text:style-name="T11">0kh9nOhfWPdUDNVJfdoRs1lm4DD4s1ZhppZKKVWomGsTeZ830bfmiKMruLC6uvNc</text:span></text:p>
      <text:p text:style-name="P24"><text:span text:style-name="T11">oLJCrVlxwRMKvHelK++H7pJ/SFy7SIsxwxGtyZN2SK94VglrYx08qLLv/o/DpStS</text:span></text:p>
      <text:p text:style-name="P24"><text:span text:style-name="T11">9pst+FiIuNP8bnbB/WxhePEPWDunISqRiqn4ysRAiZYxErEU1So6LJUImLlwlYel</text:span></text:p>
      <text:p text:style-name="P24"><text:span text:style-name="T11">nRXXvTfz6FJ91oGv8bJAmQYoxslcInPxakyFBqiPD2n+0h7I3LZh022U6wcNHHE5</text:span></text:p>
      <text:p text:style-name="P24"><text:span text:style-name="T11">rEjU74vn49JVdx//h2RrmxoTHmbVB2EoVKQPTf7dl4IjujKv8ogOWUeNSLohZlIH</text:span></text:p>
      <text:p text:style-name="P24"><text:span text:style-name="T11">8MvTAj6t/KOn869QqoCmbf+y2vpKHgUGmBIShRsTQGcIeUlNHeq7+qgPPEWcE04G</text:span></text:p>
      <text:p text:style-name="P24"><text:span text:style-name="T11">JpDVt/Mm0aLkrKUNZ/vzNYGSTc7n0LbG1P40TOevMzNMu29Tm0x7bjLATc2X15lC</text:span></text:p>
      <text:p text:style-name="P24"><text:span text:style-name="T11">TAD+fN8QcRZkul7GBMUPoLuvFvrc4RHwrt9fG2cWslkXmghTmpBQz67vE90m7rkB</text:span></text:p>
      <text:p text:style-name="P24"><text:span text:style-name="T11">jQRhp6usAQwAsh0Sa1bLCshmf0xWufOPSte+NgKcga3UA1iHuGdz1AtdV/u4Z6NO</text:span></text:p>
      <text:p text:style-name="P24"><text:span text:style-name="T11">YjOq+DsEHQV3XqpvJTQ4+OVgaFWf0rEh45ZphVq+kWJh9frer0z8YS/VtJedrKD5</text:span></text:p>
      <text:p text:style-name="P24"><text:span text:style-name="T11">5n6XB1xQn9rvr4mwUh/HEt6drmS3nKylA6pCgarpUnPF6J6pkZMWZH5mEpDZ9LBr</text:span></text:p>
      <text:p text:style-name="P24"><text:span text:style-name="T11">EnW3b5hSScaOPT/yP42Hol1diQpvAAl0Zl3Crhc/X4qUKA2LCnYB/aO28BCrTV5A</text:span></text:p>
      <text:p text:style-name="P24"><text:span text:style-name="T11">NGKSsTHgaH23vgEHKIX0pRnP2hrPdSNFbXq1RUz6+Hki46elSgMLK9RwtjfHy77f</text:span></text:p>
      <text:p text:style-name="P24"><text:span text:style-name="T11">a/IYVzmmdES4jaFL/HuqbWEG3QzqHRPcEYYBTRnKBU1GJhqPmkVGEPOcu/6lI7Cv</text:span></text:p>
      <text:p text:style-name="P24"><text:span text:style-name="T11">0KKuJLleMezudK1YTTn+qg7390VpnRdJhVYeqLA61T1NR3cuHLgI6+j9/5MLPxIN</text:span></text:p>
      <text:p text:style-name="P24"><text:span text:style-name="T11">jkCM63GRJVCLcnu1hAJZ1RmuFQIr1GBr0AY90RwwnYJggWKficyZX0YEaEJIhy1t</text:span></text:p>
      <text:p text:style-name="P24"><text:span text:style-name="T11">uj260TimzmjfABEBAAGJAbwEGAEKACYWIQTpVRQX07tjnljOmFcXNqnLgZP9fAUC</text:span></text:p>
      <text:p text:style-name="P24"><text:span text:style-name="T11">YaerrAIbDAUJA8JnAAAKCRAXNqnLgZP9fExPC/0euHOv1rAzSOaBNWiCYENWKuAc</text:span></text:p>
      <text:p text:style-name="P24"><text:span text:style-name="T11">PjFoEcX8gzNvdQvrTVPeybqBjfIwXwWknnsQD7GyNKZpVfQXkiBHJapzBQSajU2C</text:span></text:p>
      <text:p text:style-name="P24"><text:span text:style-name="T11">y8KWMkmRV7VEUiOvqpqthfQAketAIZ/PMkyIHLr0vpal3OPZGZmmIVjZ0cnLQskm</text:span></text:p>
      <text:p text:style-name="P24"><text:span text:style-name="T11">WTelfzJd0uDeEgu7OISwsEguhPHKKO7RZqqotFgmkociOdURz83d3z3oJTkqOqzw</text:span></text:p>
      <text:p text:style-name="P24"><text:span text:style-name="T11">bHLti2OfK2bB5OX/91E3M09PpQcrUMV+8Xhp8gDeAOMjz2fJ91VO/69KLqHlRZWm</text:span></text:p>
      <text:p text:style-name="P24"><text:span text:style-name="T11">yOnzpQRlAz1X2KweIcSbk86kP8ULOcHSro7rpDws5Twwe5OgiP60+/4YfFeqp7K6</text:span></text:p>
      <text:p text:style-name="P24"><text:span text:style-name="T11">WnYSBjnS2G+sAmAYi4T1yPPAJR8fTV+BDXPCt/VvYigTIzoMe1r8vqW/rt6DYyIs</text:span></text:p>
      <text:p text:style-name="P24"><text:span text:style-name="T11">7PT/RBs1gucIpIzWMwcrGiU+oqM3di/k6/HrB9TrUDS2JWpx7sJkgeOjfoZQ6xzZ</text:span></text:p>
      <text:p text:style-name="P24"><text:span text:style-name="T11">3m4JrjMefMQr5H9ze+l47z/d/EQkFfmKG4Knd94=</text:span></text:p>
      <text:p text:style-name="P24"><text:span text:style-name="T11">=JX7Z</text:span></text:p>
      <text:p text:style-name="P24"><text:span text:style-name="T11">-----END PGP PUBLIC KEY BLOCK-----</text:span></text:p>
      <text:p text:style-name="P24"><text:span text:style-name="T11"/></text:p>
      <text:p text:style-name="P1">b) Intercambiarlas con su compañero.</text:p>
      <text:p text:style-name="P1"><text:tab/><text:span text:style-name="T13">gpg –armor – output publicKey.asc –export Juan Cruz Mateos</text:span></text:p>
      <text:p text:style-name="P1"/>
      <text:p text:style-name="P1"/>
      <text:p text:style-name="P22"><text:soft-page-break/>Clave public de Noelia Echeverria</text:p>
      <text:p text:style-name="P22"/>
      <text:p text:style-name="P22">-----BEGIN PGP PUBLIC KEY BLOCK-----</text:p>
      <text:p text:style-name="P22"/>
      <text:p text:style-name="P22">mQGNBGGnDl8BDACgulQQqUrelhybflQjN3Xx+nx6buFgzwG5Hzmnbk+kWRaqu8zf</text:p>
      <text:p text:style-name="P22">liIMLdSj9FoKGI61AiNXqh3rlnuThxJ5kf+DBRiNno2rfFs61mRyxeRvVeJJyj1E</text:p>
      <text:p text:style-name="P22">UThmPtyG7PV0wADhPjrMnAUXvthUnHFvfEZ23aRcGwnPp2ce3u2GIggig1xrqtK5</text:p>
      <text:p text:style-name="P22">kaM6kwr5NqSXD/v3xp8hUrsisnC4l8igDDkNI0lHgSo60qeAOJNTkC84BJFctzQI</text:p>
      <text:p text:style-name="P22">igQyxZZDsv+hD+9K8kd20jfYcg+ijcze+7jWIXVcb3C6rj2UpcsTLDH0z0HnieMX</text:p>
      <text:p text:style-name="P22">xTvAaZ5MdlBVOmJscL6TgCnz32Fd+UI3fIXHD6JSY+FJjivt9iIyRUO0MJ6jeb/F</text:p>
      <text:p text:style-name="P22">uLwzyld1rbLNXQMtR3E654lPqk3h6FlyN5FeKeW9WWDltmkA9VLGKUQRZTwgm0/n</text:p>
      <text:p text:style-name="P22">1YH7kib/H0xgXLy40b8o3RC5z2jJK6PydLR+mn2Qx0YZm+lKJvciLgHMhbwqF7GC</text:p>
      <text:p text:style-name="P22">sbJTaJNwRnfs1ucAEQEAAbQmTm9lbGlhIDxub2VsaWEuZWNoZXZlcnJpYTA4QGdt</text:p>
      <text:p text:style-name="P22">YWlsLmNvbT6JAdQEEwEKAD4WIQSD1uHt/fN/qJcmAoyrBdCy+UVh6wUCYacOXwIb</text:p>
      <text:p text:style-name="P22">AwUJA8JnAAULCQgHAgYVCgkICwIEFgIDAQIeAQIXgAAKCRCrBdCy+UVh67BsC/9x</text:p>
      <text:p text:style-name="P22">gdSGd4QUvf/aymBan73Q7o7gXNSZ8Jh3rmYADfjuvEs+Ua63wVU1jk740GOphBo6</text:p>
      <text:p text:style-name="P22">hBsiANW/6GiC3R/iFRNQdsakpBUG8ZkkUXldcKSG+sBtyoZHbOIIQDsA/MQqY9vN</text:p>
      <text:p text:style-name="P22">zSIEynIEF7zzE/FkzsLfH+b62jWiqQ9r9xq0z4pcLW66Xy8hjMVojF7zfFSiNYdF</text:p>
      <text:p text:style-name="P22">gajaitVCTVGhUG5e9U3a2ur4lI3WkIevF6bvvOOlLU3xoTcopXvwf62uVlNBmOd8</text:p>
      <text:p text:style-name="P22">0L2htwcqr83P0t5ayvTqjBqHpyifAusPvZjWAoiSRrXATQhF+uUZsxmPodP0P4ZH</text:p>
      <text:p text:style-name="P22">VWbbqqcuulPDIsuiQrYQgDEmWAHUxY9xqx3J6nVKhfhuwM+XDm7eZKu+MZhG96gS</text:p>
      <text:p text:style-name="P22">99T1NwcY9dMQmvCbw4JBCvxaIO3jIVIj+BtFO8d++x/8gEOq9NpYQI/dIiprDRqe</text:p>
      <text:p text:style-name="P22">yh6EzDeGNDcGpkbj0KufdcUX50b/NQLlr5eofEQ0eL8vjfCYCfp1MxASiYvFuCC5</text:p>
      <text:p text:style-name="P22">AY0EYacOXwEMAOEEN8x+0t59qiQ97YzTUclNN+CysZKWbfIaqKw0d3eVADIKc/Ik</text:p>
      <text:p text:style-name="P22">STpSpVbO/lFoX2Uvm0Pb08b08A75+PfeyYpSt2KqlMwlt6x83uLlRFuMCDDl49Fn</text:p>
      <text:p text:style-name="P22">yP3VeLYEZ94Xu51tWzZRzi414pqI1MfciHFFkorOCjbAoSf5VECnwDbQsRrvQd1W</text:p>
      <text:p text:style-name="P22">AMD+VFyzvx59JUe8FS/HJIcogPi8xe7jDAw3JrFy6ZYPHBx6WAQ/4ZpzbH5wEbiP</text:p>
      <text:p text:style-name="P22">p++1v2JGykZ8hxh/TnyHdLpZaDn2Utd8JisCvMPISvDRd+uLcKsqyx+R9tKdEN+S</text:p>
      <text:p text:style-name="P22">FOKerSlJGv+HR2O6z5oOg48Jag3VGCxauF+Tm4ACbdpacFFksdCjVYTofoUwHWGx</text:p>
      <text:p text:style-name="P22">+BSuabeeZ3Bsu0eR43CTI72S276xfRgMJm5MIuW63PdqY6kEAp5kWaMo/jqzGUKT</text:p>
      <text:p text:style-name="P22">SjrBbR07k7k4wV5cW8K/pENLQOmPnumfrzka9UQs0AAGBiJ09i5ZzwKhl+oO4EHr</text:p>
      <text:p text:style-name="P22">CRpGWSwvrJGfyQARAQABiQG8BBgBCgAmFiEEg9bh7f3zf6iXJgKMqwXQsvlFYesF</text:p>
      <text:p text:style-name="P22">AmGnDl8CGwwFCQPCZwAACgkQqwXQsvlFYevJhwwAm8WluZ/rPwiSvIdUrNRWmUhk</text:p>
      <text:p text:style-name="P22">ca04B0tANlYoWec/THjfx6hw1GRMvCe7uy6m04WR3aIyfANY0O/Hd15dy7hI59+t</text:p>
      <text:p text:style-name="P22">xFpxm2Mix9HJ7sfa3Y7sbLymiQG+4MnRfK46MM29GlR0apcJDSboI2kQVNxt7+2Q</text:p>
      <text:p text:style-name="P22">pOo4mDzN+8Lf5vx2OH8Fy4aNUA9QZTxo4x1S763arOjsShUGQpq4dck0Hwyg51wm</text:p>
      <text:p text:style-name="P22">VoMpzdT53gd9V6dPIPQ643Umgy8/XQvDqWGbElr9YeKaCiXEbNZnSlU2aIG963EQ</text:p>
      <text:p text:style-name="P22">ME4ArLnrCRvImOzG3a9xkmqqyw0O9441kGmkiH4jk3KzF65KVn15JEnGBTL65x5q</text:p>
      <text:p text:style-name="P22">825ZGv20nbvDEq47Mj5wfChp73Vfej+kYjuO3ckJgjvaq8kmIHIewl8rjJ7HeMqF</text:p>
      <text:p text:style-name="P22">ejrPjuUO71RjoYTwfFKpd9glZfM7eb44V8fqY5xFenAeGGU6uL8yPkQQmcadDPs3</text:p>
      <text:p text:style-name="P22">fkrwWRRehySZpn/cwPIeM+itZn6MEDYguxV8sjpS</text:p>
      <text:p text:style-name="P22">=Lc3g</text:p>
      <text:p text:style-name="P22">-----END PGP PUBLIC KEY BLOCK-----</text:p>
      <text:p text:style-name="P1"/>
      <text:p text:style-name="P1"/>
      <text:p text:style-name="P1">c) Cifrar un mensaje y enviarlo. Del otro extremo desencriptar.</text:p>
      <text:p text:style-name="P21"><text:tab/><text:span text:style-name="T17">noelia</text:span><text:span text:style-name="T14">.</text:span><text:span text:style-name="T17">txt</text:span><text:span text:style-name="T14"> fue cifrado </text:span><text:span text:style-name="T17">por Noelia Echeverria </text:span><text:span text:style-name="T14">utilizando:</text:span></text:p>
      <text:p text:style-name="P21"><text:tab/><text:tab/>gpg --armor --recipient juanczmt@gmail.com --encrypt <text:span text:style-name="T17">noelia.txt</text:span> </text:p>
      <text:p text:style-name="P21"/>
      <text:p text:style-name="P21">-----BEGIN PGP MESSAGE-----</text:p>
      <text:p text:style-name="P21"/>
      <text:p text:style-name="P21">hQGMA3a8ZV4a6s7aAQwAhoMltyjnQNJwmljuTUxIqYTXrrlZApM3dcjfKXr7Z7sH</text:p>
      <text:p text:style-name="P21"><text:soft-page-break/>fl60e+QWSMkfZFBSBkPhohTl4kb/jWSDwy9dWt5MLBv2LFGFhv+/KnUeGX+VJQpr</text:p>
      <text:p text:style-name="P21">AJBSc1nFO/OwEquFhCgnBVQbRSpnVYaCSC/bNPVFE9k3WFvTz0PSyoxIeWqgsXm3</text:p>
      <text:p text:style-name="P21">xYEPU+vKqzuFhTX9fKhVdIlWOdYtH6ui4uIkYAiG3oF5vbfg6vrxMv/WFVcM8ZYz</text:p>
      <text:p text:style-name="P21">kdsZ8UJ08qS0+p2PM601Wlo6O7fjTN0Zst9Df5mo6hkC9eWApF44Ypo/g+/JFZzs</text:p>
      <text:p text:style-name="P21">vsAWVLRciosT9Vl32vatMz3bwHkgw9H7Cr9bmu0AiLHwGrMM08THx45t6r8jnOXk</text:p>
      <text:p text:style-name="P21">2AKKw6VsavW56ZUoiNdtjIxzP0C7DtltuKa5WJnCjNVfebPYVGumkTinGywnb7qy</text:p>
      <text:p text:style-name="P21">SVZtN4alWHWGcy21jcbYzZPtFuLAxdMuHlUmuWGVJ+of+f1ZDmRxngq9hCoBLYVp</text:p>
      <text:p text:style-name="P21">zYgVd7+xkVoOBt4F7gIi0lYBKG0DyQSasLaX0wH0RTeqtAerwcNXhFtNpPrmDEig</text:p>
      <text:p text:style-name="P21">xeQV1qGYBSXyKXMxn4JHnBOoUd/kCvfOpgdZSJ9/akJs2Hrbzdt6MFr7JP5G5Ih7</text:p>
      <text:p text:style-name="P21">Vii7YCoiSA==</text:p>
      <text:p text:style-name="P21">=h/pn</text:p>
      <text:p text:style-name="P21">-----END PGP MESSAGE-----</text:p>
      <text:p text:style-name="P21"/>
      <text:p text:style-name="P21"><text:span text:style-name="T14"><text:tab/></text:span><text:span text:style-name="T17">Al desencriptar con:<text:tab/>gpg –decrypt noelia.txt.asc se obtuvo</text:span></text:p>
      <text:p text:style-name="P21"/>
      <text:p text:style-name="P21">gpg: encrypted with 3072-bit RSA key, ID 76BC655E1AEACEDA, created 2021-12-01</text:p>
      <text:p text:style-name="P21"><text:s text:c="6"/>"Juan Cruz Mateos &lt;juanczmt@gmail.com&gt;"</text:p>
      <text:p text:style-name="P21">Noelia tiene sueño</text:p>
      <text:p text:style-name="P21"/>
      <text:p text:style-name="P1">d) Firmar un mensaje y enviarlo. Del otro extremo verificar.</text:p>
      <text:p text:style-name="P1"><text:tab/><text:span text:style-name="T15">m</text:span><text:span text:style-name="T14">ain.go fue firmado con:</text:span></text:p>
      <text:p text:style-name="P1"><text:tab/><text:tab/>gpg --clearsign main.go </text:p>
      <text:p text:style-name="P1"/>
      <text:p text:style-name="P1">-----BEGIN PGP SIGNED MESSAGE-----</text:p>
      <text:p text:style-name="P1">Hash: SHA512</text:p>
      <text:p text:style-name="P1"/>
      <text:p text:style-name="P1">package main</text:p>
      <text:p text:style-name="P1"/>
      <text:p text:style-name="P1">import "fmt"</text:p>
      <text:p text:style-name="P1"/>
      <text:p text:style-name="P1">func main() {</text:p>
      <text:p text:style-name="P1"><text:tab/>fmt.Println("Esto esta firmado")</text:p>
      <text:p text:style-name="P1">}</text:p>
      <text:p text:style-name="P1">-----BEGIN PGP SIGNATURE-----</text:p>
      <text:p text:style-name="P1"/>
      <text:p text:style-name="P1">iQGzBAEBCgAdFiEE6VUUF9O7Y55YzphXFzapy4GT/XwFAmGnsTkACgkQFzapy4GT</text:p>
      <text:p text:style-name="P1">/XzNDgwArUyYwcPd7AyJtksjDSovwKtJAaXcgfeQEXeZK88nBuJQrnrJRjYQe//g</text:p>
      <text:p text:style-name="P1">ffWyxXznxkNewlsI6+3HC6LyCMUybl55sQzWIEX+se4JaQFAjprA+dPfP+iDtQfF</text:p>
      <text:p text:style-name="P1">n8Jy+u9x00L57TmY89o84R3xx1q6Pak1rcF/0JqCaoxmzR5xN8WUa7B6eT/sXDPU</text:p>
      <text:p text:style-name="P1">aIE8b2evwpLGHOblJLEIRtHrDCzTKgMbnu/8g/BqLHSxaZOicK5m2NZrbJtEV4s1</text:p>
      <text:p text:style-name="P1">BdXhgeHdDhBdTzFriJCu/gm6C39lADTRWqW5TL4K8pz/VrJgaCXHFit9cVLj+9LX</text:p>
      <text:p text:style-name="P1">9YkF2DCWYpn4lntSmC77gvdULZUGGCpvKX68EKYcMoj/tXTIQhStcD/lrazdFoUe</text:p>
      <text:p text:style-name="P1">bQzqa6CzoIGrChNjQscK61GFIAXUgaR15vGk2lROkKp8TxZU1GXi4bRHnH+skYu8</text:p>
      <text:p text:style-name="P1">xg3Rlv1FkSq0hRuQjOvbQlc2qk/iA3e9531Z+1F7HtL5Ur6Qg17ZTXciXsY7WRwH</text:p>
      <text:p text:style-name="P1">CiHsqoek</text:p>
      <text:p text:style-name="P1">=64Kz</text:p>
      <text:p text:style-name="P1">-----END PGP SIGNATURE-----</text:p>
      <text:p text:style-name="P1"/>
      <text:p text:style-name="P1"><text:tab/><text:span text:style-name="T14">y enviado a Noelia Echeverria para verificar</text:span></text:p>
      <text:p text:style-name="P1"/>
      <text:p text:style-name="P1">e) Busque un tercer compañero y arme un anillo de confianza.</text:p>
      <text:p text:style-name="P1"><text:tab/></text:p>
      <text:p text:style-name="P1"><text:soft-page-break/>6) Busque en su computadora de qué manera están firmados los programas que instala (o los drivers del sistema operativo).</text:p>
      <text:p text:style-name="P1"/>
      <text:p text:style-name="P1">7) Revise su navegador o browser y verifique que certificados tiene instalados.</text:p>
      <text:p text:style-name="P1"/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15:38:51.785298092</dc:date>
    <meta:editing-duration>PT4H47M16S</meta:editing-duration>
    <meta:editing-cycles>32</meta:editing-cycles>
    <meta:generator>LibreOffice/7.2.2.2$Linux_X86_64 LibreOffice_project/20$Build-2</meta:generator>
    <meta:document-statistic meta:table-count="0" meta:image-count="0" meta:object-count="0" meta:page-count="6" meta:paragraph-count="192" meta:word-count="918" meta:character-count="11114" meta:non-whitespace-character-count="10338"/>
  </office:meta>
</office:document-meta>
</file>